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Verdana, Tahoma, sans-serif"/>
    <style:font-face style:name="OpenSans" svg:font-family="OpenSans, sans-serif"/>
    <style:font-face style:name="PT Serif" svg:font-family="'PT Serif'"/>
    <style:font-face style:name="Roboto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loext:opacity="100%" style:font-name="Times New Roman" fo:font-size="14pt" style:font-size-asian="14pt" style:font-size-complex="14pt"/>
    </style:style>
    <style:style style:name="P2" style:family="paragraph" style:parent-style-name="Standard" style:list-style-name="L1">
      <style:paragraph-properties fo:orphans="2" fo:widows="2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fo:orphans="2" fo:widows="2"/>
      <style:text-properties fo:color="#000000" loext:opacity="100%" style:font-name="Times New Roman" fo:font-size="14pt" officeooo:rsid="00159d90" officeooo:paragraph-rsid="00159d90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font-name="OpenSans" fo:font-size="7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font-size="9pt" fo:letter-spacing="normal" fo:font-style="normal" fo:font-weight="normal"/>
    </style:style>
    <style:style style:name="T3" style:family="text">
      <style:text-properties fo:font-variant="normal" fo:text-transform="none" fo:color="#000000" loext:opacity="100%" fo:font-size="7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size="9pt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PT Serif" fo:font-size="9pt" fo:letter-spacing="normal" fo:font-style="normal" fo:font-weight="normal"/>
    </style:style>
    <style:style style:name="T7" style:family="text">
      <style:text-properties fo:font-variant="normal" fo:text-transform="none" fo:color="#86999b" loext:opacity="100%" style:font-name="Arial" fo:font-size="7pt" fo:letter-spacing="normal" fo:font-style="normal" fo:font-weight="normal"/>
    </style:style>
    <style:style style:name="T8" style:family="text">
      <style:text-properties fo:font-variant="normal" fo:text-transform="none" fo:color="#86999b" loext:opacity="100%" fo:font-size="7pt" fo:letter-spacing="normal" fo:font-style="normal" fo:font-weight="normal"/>
    </style:style>
    <style:style style:name="T9" style:family="text">
      <style:text-properties fo:font-variant="normal" fo:text-transform="none" fo:color="#86999b" loext:opacity="100%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Пономарев Егор. ИСТ-831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list xml:id="list18839685" text:style-name="L1">
        <text:list-item>
          <text:p text:style-name="P2"><text:span text:style-name="T10">Слово из 35 букв, которое занесли в Книгу рекордов Гиннеса: превысокомногорассмотрительствующий. Также в разных словарях мы можем найти слова наподобие вот этих: "водогрязеторфопарафинолечение" из двадцати девяти букв, и частнопредпринимательский из двадцати пяти букв. Среди существительных лидирующую позицию занимают слова "человеконенавистничество" и "высокопревосходительство", состоящие из 24 букв.</text:span> </text:p>
        </text:list-item>
        <text:list-item>
          <text:p text:style-name="P2"><text:span text:style-name="T10">Русский язык имеет одно единственное слово, у которого нет корня. Это слово "вынуть".</text:span> </text:p>
        </text:list-item>
        <text:list-item>
          <text:p text:style-name="P2"><text:span text:style-name="T10">Довольно смешной аспект о том, что слово "врач" произошло от современного "врать". Но здесь стоит добавить, что оно имело не совсем то значение, которое мы подразумеваем сейчас. "Врать" раньше - значит говорить, вещать.</text:span> </text:p>
        </text:list-item>
        <text:list-item>
          <text:p text:style-name="P2"><text:span text:style-name="T10">На сегодняшний день только три существительных начинающихся на "а" ведут историю со старославянского. Это слова "азбука", "аз", "авось". Все иные слова, которыми переполнены словари, взяты из иностранных языков.</text:span> </text:p>
        </text:list-item>
        <text:list-item>
          <text:p text:style-name="P2"><text:span text:style-name="T10">В русском языке есть слова, где подряд стоят три «Е». Их всего два — экзотические «ЗМЕЕЕД» и «ДЛИННОШЕЕЕ».</text:span> </text:p>
        </text:list-item>
        <text:list-item>
          <text:p text:style-name="P2"><text:span text:style-name="T10">Если вас попросят составить список из 10 русских слов с окончанием на –зо, то знайте, вас пытаются разыграть. Вы даже 5 таких слов не наберёте, потому что их всего два: пузо и железо.</text:span> 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Verdana, Tahoma, sans-serif"/>
    <style:font-face style:name="OpenSans" svg:font-family="OpenSans, sans-serif"/>
    <style:font-face style:name="PT Serif" svg:font-family="'PT Serif'"/>
    <style:font-face style:name="Roboto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1:02:31.001000000</meta:creation-date>
    <dc:date>2020-10-19T11:48:48.456000000</dc:date>
    <meta:editing-duration>PT31M3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7" meta:word-count="179" meta:character-count="1243" meta:non-whitespace-character-count="1070"/>
  </office:meta>
</office:document-meta>
</file>